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20.78mm"/>
    </style:style>
    <style:style style:name="co9" style:family="table-column">
      <style:table-column-properties fo:break-before="auto" style:column-width="12.07mm"/>
    </style:style>
    <style:style style:name="co10" style:family="table-column">
      <style:table-column-properties fo:break-before="auto" style:column-width="30.04mm"/>
    </style:style>
    <style:style style:name="co11" style:family="table-column">
      <style:table-column-properties fo:break-before="auto" style:column-width="19.1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7.39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28.4mm"/>
    </style:style>
    <style:style style:name="co16" style:family="table-column">
      <style:table-column-properties fo:break-before="auto" style:column-width="18.59mm"/>
    </style:style>
    <style:style style:name="co17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/>
    <style:style style:name="ce2" style:family="table-cell" style:parent-style-name="Default" style:data-style-name="N3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12" table:default-cell-style-name="ce2"/>
        <table:table-column table:style-name="co12" table:default-cell-style-name="ce3"/>
        <table:table-row table:style-name="ro1">
          <table:table-cell table:formula="of:=['file:///home/adrian/workspace/java/WCD/thesis/result/summary.ods'#$'1000'.A1]" office:value-type="string" office:string-value="Name" calcext:value-type="string">
            <text:p>Name</text:p>
          </table:table-cell>
          <table:table-cell office:value-type="string" calcext:value-type="string">
            <text:p>ConstraintID</text:p>
          </table:table-cell>
          <table:table-cell table:style-name="Default" office:value-type="string" calcext:value-type="string">
            <text:p>Violations</text:p>
          </table:table-cell>
          <table:table-cell table:style-name="Default" office:value-type="string" calcext:value-type="string">
            <text:p>Loading time</text:p>
          </table:table-cell>
          <table:table-cell table:style-name="Default" office:value-type="string" calcext:value-type="string">
            <text:p>Reasoning time</text:p>
          </table:table-cell>
          <table:table-cell table:style-name="Default" office:value-type="string" calcext:value-type="string">
            <text:p>Querying time</text:p>
          </table:table-cell>
          <table:table-cell table:style-name="Default" office:value-type="string" calcext:value-type="string">
            <text:p>Iterations</text:p>
          </table:table-cell>
          <table:table-cell table:style-name="Default" office:value-type="string" calcext:value-type="string">
            <text:p>Derivations</text:p>
          </table:table-cell>
          <table:table-cell table:style-name="Default" office:value-type="string" calcext:value-type="string">
            <text:p>Rules</text:p>
          </table:table-cell>
          <table:table-cell table:style-name="Default" office:value-type="string" calcext:value-type="string">
            <text:p>On-demand rules</text:p>
          </table:table-cell>
          <table:table-cell table:style-name="Default" office:value-type="string" calcext:value-type="string">
            <text:p>Total rules</text:p>
          </table:table-cell>
          <table:table-cell/>
          <table:table-cell table:style-name="Default" office:value-type="string" calcext:value-type="string">
            <text:p>Additional Derivations</text:p>
          </table:table-cell>
          <table:table-cell table:style-name="Default" office:value-type="string" calcext:value-type="string">
            <text:p>Total time</text:p>
          </table:table-cell>
          <table:table-cell table:style-name="Default" office:value-type="string" calcext:value-type="string">
            <text:p>Total time in hours</text:p>
          </table:table-cell>
        </table:table-row>
        <table:table-row table:style-name="ro1">
          <table:table-cell office:value-type="string" calcext:value-type="string">
            <text:p>Property scope</text:p>
          </table:table-cell>
          <table:table-cell office:value-type="string" calcext:value-type="string">
            <text:p>Q53869507</text:p>
          </table:table-cell>
          <table:table-cell office:value-type="float" office:value="7556" calcext:value-type="float">
            <text:p>7,556</text:p>
          </table:table-cell>
          <table:table-cell office:value-type="float" office:value="10187" calcext:value-type="float">
            <text:p>10,187</text:p>
          </table:table-cell>
          <table:table-cell office:value-type="float" office:value="151" calcext:value-type="float">
            <text:p>151</text:p>
          </table:table-cell>
          <table:table-cell office:value-type="float" office:value="1432" calcext:value-type="float">
            <text:p>1,432</text:p>
          </table:table-cell>
          <table:table-cell office:value-type="float" office:value="2569" calcext:value-type="float">
            <text:p>2,569</text:p>
          </table:table-cell>
          <table:table-cell office:value-type="float" office:value="7556" calcext:value-type="float">
            <text:p>7,556</text:p>
          </table:table-cell>
          <table:table-cell office:value-type="float" office:value="2568" calcext:value-type="float">
            <text:p>2,568</text:p>
          </table:table-cell>
          <table:table-cell office:value-type="float" office:value="0" calcext:value-type="float">
            <text:p>0</text:p>
          </table:table-cell>
          <table:table-cell office:value-type="float" office:value="2568" calcext:value-type="float">
            <text:p>2,568</text:p>
          </table:table-cell>
          <table:table-cell/>
          <table:table-cell table:formula="of:=[.H2]-[.C2]" office:value-type="float" office:value="0" calcext:value-type="float">
            <text:p>0</text:p>
          </table:table-cell>
          <table:table-cell table:formula="of:=SUM([.D2:.F2])" office:value-type="float" office:value="11770" calcext:value-type="float">
            <text:p>11,770</text:p>
          </table:table-cell>
          <table:table-cell table:formula="of:=[.N2]/(1000*60*60)" office:value-type="float" office:value="0.00326944444444444" calcext:value-type="float">
            <text:p>0.00</text:p>
          </table:table-cell>
        </table:table-row>
        <table:table-row table:style-name="ro1">
          <table:table-cell office:value-type="string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office:value-type="float" office:value="103" calcext:value-type="float">
            <text:p>103</text:p>
          </table:table-cell>
          <table:table-cell office:value-type="float" office:value="4637" calcext:value-type="float">
            <text:p>4,637</text:p>
          </table:table-cell>
          <table:table-cell office:value-type="float" office:value="12466" calcext:value-type="float">
            <text:p>12,466</text:p>
          </table:table-cell>
          <table:table-cell office:value-type="float" office:value="25" calcext:value-type="float">
            <text:p>25</text:p>
          </table:table-cell>
          <table:table-cell office:value-type="float" office:value="1815" calcext:value-type="float">
            <text:p>1,815</text:p>
          </table:table-cell>
          <table:table-cell office:value-type="float" office:value="103" calcext:value-type="float">
            <text:p>103</text:p>
          </table:table-cell>
          <table:table-cell office:value-type="float" office:value="1814" calcext:value-type="float">
            <text:p>1,814</text:p>
          </table:table-cell>
          <table:table-cell office:value-type="float" office:value="0" calcext:value-type="float">
            <text:p>0</text:p>
          </table:table-cell>
          <table:table-cell office:value-type="float" office:value="1814" calcext:value-type="float">
            <text:p>1,814</text:p>
          </table:table-cell>
          <table:table-cell/>
          <table:table-cell table:formula="of:=[.H3]-[.C3]" office:value-type="float" office:value="0" calcext:value-type="float">
            <text:p>0</text:p>
          </table:table-cell>
          <table:table-cell table:formula="of:=SUM([.D3:.F3])" office:value-type="float" office:value="17128" calcext:value-type="float">
            <text:p>17,128</text:p>
          </table:table-cell>
          <table:table-cell table:formula="of:=[.N3]/(1000*60*60)" office:value-type="float" office:value="0.00475777777777778" calcext:value-type="float">
            <text:p>0.00</text:p>
          </table:table-cell>
        </table:table-row>
        <table:table-row table:style-name="ro1">
          <table:table-cell office:value-type="string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office:value-type="float" office:value="45" calcext:value-type="float">
            <text:p>45</text:p>
          </table:table-cell>
          <table:table-cell office:value-type="float" office:value="4574" calcext:value-type="float">
            <text:p>4,57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H4]-[.C4]" office:value-type="float" office:value="0" calcext:value-type="float">
            <text:p>0</text:p>
          </table:table-cell>
          <table:table-cell table:formula="of:=SUM([.D4:.F4])" office:value-type="float" office:value="4609" calcext:value-type="float">
            <text:p>4,609</text:p>
          </table:table-cell>
          <table:table-cell table:formula="of:=[.N4]/(1000*60*60)" office:value-type="float" office:value="0.00128027777777778" calcext:value-type="float">
            <text:p>0.00</text:p>
          </table:table-cell>
        </table:table-row>
        <table:table-row table:style-name="ro1">
          <table:table-cell office:value-type="string" calcext:value-type="string">
            <text:p>None of</text:p>
          </table:table-cell>
          <table:table-cell office:value-type="string" calcext:value-type="string">
            <text:p>Q52558054</text:p>
          </table:table-cell>
          <table:table-cell office:value-type="float" office:value="3" calcext:value-type="float">
            <text:p>3</text:p>
          </table:table-cell>
          <table:table-cell office:value-type="float" office:value="9960" calcext:value-type="float">
            <text:p>9,960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H5]-[.C5]" office:value-type="float" office:value="0" calcext:value-type="float">
            <text:p>0</text:p>
          </table:table-cell>
          <table:table-cell table:formula="of:=SUM([.D5:.F5])" office:value-type="float" office:value="10143" calcext:value-type="float">
            <text:p>10,143</text:p>
          </table:table-cell>
          <table:table-cell table:formula="of:=[.N5]/(1000*60*60)" office:value-type="float" office:value="0.0028175" calcext:value-type="float">
            <text:p>0.00</text:p>
          </table:table-cell>
        </table:table-row>
        <table:table-row table:style-name="ro1">
          <table:table-cell office:value-type="string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office:value-type="float" office:value="79" calcext:value-type="float">
            <text:p>79</text:p>
          </table:table-cell>
          <table:table-cell office:value-type="float" office:value="17463" calcext:value-type="float">
            <text:p>17,463</text:p>
          </table:table-cell>
          <table:table-cell office:value-type="float" office:value="4502015" calcext:value-type="float">
            <text:p>4,502,015</text:p>
          </table:table-cell>
          <table:table-cell office:value-type="float" office:value="95" calcext:value-type="float">
            <text:p>95</text:p>
          </table:table-cell>
          <table:table-cell office:value-type="float" office:value="9354" calcext:value-type="float">
            <text:p>9,354</text:p>
          </table:table-cell>
          <table:table-cell office:value-type="float" office:value="165813" calcext:value-type="float">
            <text:p>165,813</text:p>
          </table:table-cell>
          <table:table-cell table:number-columns-repeated="2" office:value-type="float" office:value="3078" calcext:value-type="float">
            <text:p>3,078</text:p>
          </table:table-cell>
          <table:table-cell office:value-type="float" office:value="6156" calcext:value-type="float">
            <text:p>6,156</text:p>
          </table:table-cell>
          <table:table-cell/>
          <table:table-cell table:formula="of:=[.H6]-[.C6]" office:value-type="float" office:value="165734" calcext:value-type="float">
            <text:p>165,734</text:p>
          </table:table-cell>
          <table:table-cell table:formula="of:=SUM([.D6:.F6])" office:value-type="float" office:value="4519573" calcext:value-type="float">
            <text:p>4,519,573</text:p>
          </table:table-cell>
          <table:table-cell table:formula="of:=[.N6]/(1000*60*60)" office:value-type="float" office:value="1.25543694444444" calcext:value-type="float">
            <text:p>1.26</text:p>
          </table:table-cell>
        </table:table-row>
        <table:table-row table:style-name="ro1">
          <table:table-cell office:value-type="string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office:value-type="float" office:value="10245" calcext:value-type="float">
            <text:p>10,245</text:p>
          </table:table-cell>
          <table:table-cell office:value-type="float" office:value="10509" calcext:value-type="float">
            <text:p>10,509</text:p>
          </table:table-cell>
          <table:table-cell office:value-type="float" office:value="1955" calcext:value-type="float">
            <text:p>1,955</text:p>
          </table:table-cell>
          <table:table-cell office:value-type="float" office:value="11248" calcext:value-type="float">
            <text:p>11,248</text:p>
          </table:table-cell>
          <table:table-cell office:value-type="float" office:value="4425" calcext:value-type="float">
            <text:p>4,425</text:p>
          </table:table-cell>
          <table:table-cell office:value-type="float" office:value="18010" calcext:value-type="float">
            <text:p>18,010</text:p>
          </table:table-cell>
          <table:table-cell office:value-type="float" office:value="1101" calcext:value-type="float">
            <text:p>1,101</text:p>
          </table:table-cell>
          <table:table-cell office:value-type="float" office:value="2529" calcext:value-type="float">
            <text:p>2,529</text:p>
          </table:table-cell>
          <table:table-cell office:value-type="float" office:value="3630" calcext:value-type="float">
            <text:p>3,630</text:p>
          </table:table-cell>
          <table:table-cell/>
          <table:table-cell table:formula="of:=[.H7]-[.C7]" office:value-type="float" office:value="7765" calcext:value-type="float">
            <text:p>7,765</text:p>
          </table:table-cell>
          <table:table-cell table:formula="of:=SUM([.D7:.F7])" office:value-type="float" office:value="23712" calcext:value-type="float">
            <text:p>23,712</text:p>
          </table:table-cell>
          <table:table-cell table:formula="of:=[.N7]/(1000*60*60)" office:value-type="float" office:value="0.00658666666666667" calcext:value-type="float">
            <text:p>0.01</text:p>
          </table:table-cell>
        </table:table-row>
        <table:table-row table:style-name="ro1">
          <table:table-cell office:value-type="string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office:value-type="float" office:value="363" calcext:value-type="float">
            <text:p>363</text:p>
          </table:table-cell>
          <table:table-cell office:value-type="float" office:value="6581" calcext:value-type="float">
            <text:p>6,581</text:p>
          </table:table-cell>
          <table:table-cell office:value-type="float" office:value="16028" calcext:value-type="float">
            <text:p>16,028</text:p>
          </table:table-cell>
          <table:table-cell office:value-type="float" office:value="438" calcext:value-type="float">
            <text:p>438</text:p>
          </table:table-cell>
          <table:table-cell office:value-type="float" office:value="2139" calcext:value-type="float">
            <text:p>2,139</text:p>
          </table:table-cell>
          <table:table-cell office:value-type="float" office:value="13798" calcext:value-type="float">
            <text:p>13,798</text:p>
          </table:table-cell>
          <table:table-cell office:value-type="float" office:value="315" calcext:value-type="float">
            <text:p>315</text:p>
          </table:table-cell>
          <table:table-cell office:value-type="float" office:value="1430" calcext:value-type="float">
            <text:p>1,430</text:p>
          </table:table-cell>
          <table:table-cell office:value-type="float" office:value="1745" calcext:value-type="float">
            <text:p>1,745</text:p>
          </table:table-cell>
          <table:table-cell/>
          <table:table-cell table:formula="of:=[.H8]-[.C8]" office:value-type="float" office:value="13435" calcext:value-type="float">
            <text:p>13,435</text:p>
          </table:table-cell>
          <table:table-cell table:formula="of:=SUM([.D8:.F8])" office:value-type="float" office:value="23047" calcext:value-type="float">
            <text:p>23,047</text:p>
          </table:table-cell>
          <table:table-cell table:formula="of:=[.N8]/(1000*60*60)" office:value-type="float" office:value="0.00640194444444444" calcext:value-type="float">
            <text:p>0.01</text:p>
          </table:table-cell>
        </table:table-row>
        <table:table-row table:style-name="ro1">
          <table:table-cell office:value-type="string" calcext:value-type="string">
            <text:p>One-of</text:p>
          </table:table-cell>
          <table:table-cell office:value-type="string" calcext:value-type="string">
            <text:p>Q21510859</text:p>
          </table:table-cell>
          <table:table-cell office:value-type="float" office:value="5" calcext:value-type="float">
            <text:p>5</text:p>
          </table:table-cell>
          <table:table-cell office:value-type="float" office:value="50062" calcext:value-type="float">
            <text:p>50,062</text:p>
          </table:table-cell>
          <table:table-cell office:value-type="float" office:value="91159" calcext:value-type="float">
            <text:p>91,159</text:p>
          </table:table-cell>
          <table:table-cell office:value-type="float" office:value="429" calcext:value-type="float">
            <text:p>429</text:p>
          </table:table-cell>
          <table:table-cell office:value-type="float" office:value="6045" calcext:value-type="float">
            <text:p>6,045</text:p>
          </table:table-cell>
          <table:table-cell office:value-type="float" office:value="5520578" calcext:value-type="float">
            <text:p>5,520,578</text:p>
          </table:table-cell>
          <table:table-cell office:value-type="float" office:value="351" calcext:value-type="float">
            <text:p>351</text:p>
          </table:table-cell>
          <table:table-cell office:value-type="float" office:value="4431" calcext:value-type="float">
            <text:p>4,431</text:p>
          </table:table-cell>
          <table:table-cell office:value-type="float" office:value="4782" calcext:value-type="float">
            <text:p>4,782</text:p>
          </table:table-cell>
          <table:table-cell/>
          <table:table-cell table:formula="of:=[.H9]-[.C9]" office:value-type="float" office:value="5520573" calcext:value-type="float">
            <text:p>5,520,573</text:p>
          </table:table-cell>
          <table:table-cell table:formula="of:=SUM([.D9:.F9])" office:value-type="float" office:value="141650" calcext:value-type="float">
            <text:p>141,650</text:p>
          </table:table-cell>
          <table:table-cell table:formula="of:=[.N9]/(1000*60*60)" office:value-type="float" office:value="0.0393472222222222" calcext:value-type="float">
            <text:p>0.04</text:p>
          </table:table-cell>
        </table:table-row>
        <table:table-row table:style-name="ro1">
          <table:table-cell office:value-type="string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office:value-type="float" office:value="0" calcext:value-type="float">
            <text:p>0</text:p>
          </table:table-cell>
          <table:table-cell office:value-type="float" office:value="6914" calcext:value-type="float">
            <text:p>6,914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14" calcext:value-type="float">
            <text:p>414</text:p>
          </table:table-cell>
          <table:table-cell office:value-type="float" office:value="70490" calcext:value-type="float">
            <text:p>70,4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10]-[.C10]" office:value-type="float" office:value="70490" calcext:value-type="float">
            <text:p>70,490</text:p>
          </table:table-cell>
          <table:table-cell table:formula="of:=SUM([.D10:.F10])" office:value-type="float" office:value="7020" calcext:value-type="float">
            <text:p>7,020</text:p>
          </table:table-cell>
          <table:table-cell table:formula="of:=[.N10]/(1000*60*60)" office:value-type="float" office:value="0.00195" calcext:value-type="float">
            <text:p>0.00</text:p>
          </table:table-cell>
        </table:table-row>
        <table:table-row table:style-name="ro1">
          <table:table-cell office:value-type="string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office:value-type="float" office:value="3636" calcext:value-type="float">
            <text:p>3,636</text:p>
          </table:table-cell>
          <table:table-cell office:value-type="float" office:value="33167" calcext:value-type="float">
            <text:p>33,167</text:p>
          </table:table-cell>
          <table:table-cell office:value-type="float" office:value="7908511" calcext:value-type="float">
            <text:p>7,908,511</text:p>
          </table:table-cell>
          <table:table-cell office:value-type="float" office:value="237668" calcext:value-type="float">
            <text:p>237,668</text:p>
          </table:table-cell>
          <table:table-cell office:value-type="float" office:value="2282113" calcext:value-type="float">
            <text:p>2,282,113</text:p>
          </table:table-cell>
          <table:table-cell office:value-type="float" office:value="5689027" calcext:value-type="float">
            <text:p>5,689,027</text:p>
          </table:table-cell>
          <table:table-cell office:value-type="float" office:value="15875" calcext:value-type="float">
            <text:p>15,875</text:p>
          </table:table-cell>
          <table:table-cell office:value-type="float" office:value="13226" calcext:value-type="float">
            <text:p>13,226</text:p>
          </table:table-cell>
          <table:table-cell office:value-type="float" office:value="29101" calcext:value-type="float">
            <text:p>29,101</text:p>
          </table:table-cell>
          <table:table-cell/>
          <table:table-cell table:formula="of:=[.H11]-[.C11]" office:value-type="float" office:value="5685391" calcext:value-type="float">
            <text:p>5,685,391</text:p>
          </table:table-cell>
          <table:table-cell table:formula="of:=SUM([.D11:.F11])" office:value-type="float" office:value="8179346" calcext:value-type="float">
            <text:p>8,179,346</text:p>
          </table:table-cell>
          <table:table-cell table:formula="of:=[.N11]/(1000*60*60)" office:value-type="float" office:value="2.27204055555556" calcext:value-type="float">
            <text:p>2.27</text:p>
          </table:table-cell>
        </table:table-row>
        <table:table-row table:style-name="ro1">
          <table:table-cell office:value-type="string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office:value-type="float" office:value="3" calcext:value-type="float">
            <text:p>3</text:p>
          </table:table-cell>
          <table:table-cell office:value-type="float" office:value="33180" calcext:value-type="float">
            <text:p>33,180</text:p>
          </table:table-cell>
          <table:table-cell office:value-type="float" office:value="159341" calcext:value-type="float">
            <text:p>159,341</text:p>
          </table:table-cell>
          <table:table-cell office:value-type="float" office:value="234" calcext:value-type="float">
            <text:p>234</text:p>
          </table:table-cell>
          <table:table-cell office:value-type="float" office:value="46909" calcext:value-type="float">
            <text:p>46,909</text:p>
          </table:table-cell>
          <table:table-cell office:value-type="float" office:value="5470905" calcext:value-type="float">
            <text:p>5,470,905</text:p>
          </table:table-cell>
          <table:table-cell office:value-type="float" office:value="850" calcext:value-type="float">
            <text:p>850</text:p>
          </table:table-cell>
          <table:table-cell office:value-type="float" office:value="710" calcext:value-type="float">
            <text:p>710</text:p>
          </table:table-cell>
          <table:table-cell office:value-type="float" office:value="1560" calcext:value-type="float">
            <text:p>1,560</text:p>
          </table:table-cell>
          <table:table-cell/>
          <table:table-cell table:formula="of:=[.H12]-[.C12]" office:value-type="float" office:value="5470902" calcext:value-type="float">
            <text:p>5,470,902</text:p>
          </table:table-cell>
          <table:table-cell table:formula="of:=SUM([.D12:.F12])" office:value-type="float" office:value="192755" calcext:value-type="float">
            <text:p>192,755</text:p>
          </table:table-cell>
          <table:table-cell table:formula="of:=[.N12]/(1000*60*60)" office:value-type="float" office:value="0.0535430555555556" calcext:value-type="float">
            <text:p>0.05</text:p>
          </table:table-cell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Q21510855</text:p>
          </table:table-cell>
          <table:table-cell office:value-type="float" office:value="0" calcext:value-type="float">
            <text:p>0</text:p>
          </table:table-cell>
          <table:table-cell office:value-type="float" office:value="25463" calcext:value-type="float">
            <text:p>25,463</text:p>
          </table:table-cell>
          <table:table-cell office:value-type="float" office:value="2532" calcext:value-type="float">
            <text:p>2,532</text:p>
          </table:table-cell>
          <table:table-cell office:value-type="float" office:value="27" calcext:value-type="float">
            <text:p>27</text:p>
          </table:table-cell>
          <table:table-cell office:value-type="float" office:value="1963" calcext:value-type="float">
            <text:p>1,963</text:p>
          </table:table-cell>
          <table:table-cell office:value-type="float" office:value="910" calcext:value-type="float">
            <text:p>910</text:p>
          </table:table-cell>
          <table:table-cell office:value-type="float" office:value="580" calcext:value-type="float">
            <text:p>580</text:p>
          </table:table-cell>
          <table:table-cell office:value-type="float" office:value="464" calcext:value-type="float">
            <text:p>464</text:p>
          </table:table-cell>
          <table:table-cell office:value-type="float" office:value="1044" calcext:value-type="float">
            <text:p>1,044</text:p>
          </table:table-cell>
          <table:table-cell/>
          <table:table-cell table:formula="of:=[.H13]-[.C13]" office:value-type="float" office:value="910" calcext:value-type="float">
            <text:p>910</text:p>
          </table:table-cell>
          <table:table-cell table:formula="of:=SUM([.D13:.F13])" office:value-type="float" office:value="28022" calcext:value-type="float">
            <text:p>28,022</text:p>
          </table:table-cell>
          <table:table-cell table:formula="of:=[.N13]/(1000*60*60)" office:value-type="float" office:value="0.00778388888888889" calcext:value-type="float">
            <text:p>0.01</text:p>
          </table:table-cell>
        </table:table-row>
        <table:table-row table:style-name="ro1">
          <table:table-cell office:value-type="string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office:value-type="float" office:value="0" calcext:value-type="float">
            <text:p>0</text:p>
          </table:table-cell>
          <table:table-cell office:value-type="float" office:value="45406" calcext:value-type="float">
            <text:p>45,406</text:p>
          </table:table-cell>
          <table:table-cell office:value-type="float" office:value="22850" calcext:value-type="float">
            <text:p>22,850</text:p>
          </table:table-cell>
          <table:table-cell office:value-type="float" office:value="26" calcext:value-type="float">
            <text:p>26</text:p>
          </table:table-cell>
          <table:table-cell office:value-type="float" office:value="24048" calcext:value-type="float">
            <text:p>24,048</text:p>
          </table:table-cell>
          <table:table-cell office:value-type="float" office:value="5468719" calcext:value-type="float">
            <text:p>5,468,719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H14]-[.C14]" office:value-type="float" office:value="5468719" calcext:value-type="float">
            <text:p>5,468,719</text:p>
          </table:table-cell>
          <table:table-cell table:formula="of:=SUM([.D14:.F14])" office:value-type="float" office:value="68282" calcext:value-type="float">
            <text:p>68,282</text:p>
          </table:table-cell>
          <table:table-cell table:formula="of:=[.N14]/(1000*60*60)" office:value-type="float" office:value="0.0189672222222222" calcext:value-type="float">
            <text:p>0.02</text:p>
          </table:table-cell>
        </table:table-row>
        <table:table-row table:style-name="ro1">
          <table:table-cell office:value-type="string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office:value-type="float" office:value="5" calcext:value-type="float">
            <text:p>5</text:p>
          </table:table-cell>
          <table:table-cell office:value-type="float" office:value="16348" calcext:value-type="float">
            <text:p>16,348</text:p>
          </table:table-cell>
          <table:table-cell office:value-type="float" office:value="37995" calcext:value-type="float">
            <text:p>37,995</text:p>
          </table:table-cell>
          <table:table-cell office:value-type="float" office:value="353" calcext:value-type="float">
            <text:p>353</text:p>
          </table:table-cell>
          <table:table-cell office:value-type="float" office:value="22015" calcext:value-type="float">
            <text:p>22,015</text:p>
          </table:table-cell>
          <table:table-cell office:value-type="float" office:value="1849" calcext:value-type="float">
            <text:p>1,849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H15]-[.C15]" office:value-type="float" office:value="1844" calcext:value-type="float">
            <text:p>1,844</text:p>
          </table:table-cell>
          <table:table-cell table:formula="of:=SUM([.D15:.F15])" office:value-type="float" office:value="54696" calcext:value-type="float">
            <text:p>54,696</text:p>
          </table:table-cell>
          <table:table-cell table:formula="of:=[.N15]/(1000*60*60)" office:value-type="float" office:value="0.0151933333333333" calcext:value-type="float">
            <text:p>0.02</text:p>
          </table:table-cell>
        </table:table-row>
        <table:table-row table:style-name="ro1">
          <table:table-cell office:value-type="string" calcext:value-type="string">
            <text:p>Single value</text:p>
          </table:table-cell>
          <table:table-cell table:number-columns-repeated="11"/>
          <table:table-cell table:formula="of:=[.H16]-[.C16]" office:value-type="float" office:value="0" calcext:value-type="float">
            <text:p>0</text:p>
          </table:table-cell>
          <table:table-cell table:formula="of:=SUM([.D16:.F16])" office:value-type="float" office:value="0" calcext:value-type="float">
            <text:p>0</text:p>
          </table:table-cell>
          <table:table-cell table:formula="of:=[.N16]/(1000*60*60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ndatory qualifier</text:p>
          </table:table-cell>
          <table:table-cell table:number-columns-repeated="11"/>
          <table:table-cell table:formula="of:=[.H17]-[.C17]" office:value-type="float" office:value="0" calcext:value-type="float">
            <text:p>0</text:p>
          </table:table-cell>
          <table:table-cell table:formula="of:=SUM([.D17:.F17])" office:value-type="float" office:value="0" calcext:value-type="float">
            <text:p>0</text:p>
          </table:table-cell>
          <table:table-cell table:formula="of:=[.N17]/(1000*60*60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ingle best value</text:p>
          </table:table-cell>
          <table:table-cell table:number-columns-repeated="11"/>
          <table:table-cell table:formula="of:=[.H18]-[.C18]" office:value-type="float" office:value="0" calcext:value-type="float">
            <text:p>0</text:p>
          </table:table-cell>
          <table:table-cell table:formula="of:=SUM([.D18:.F18])" office:value-type="float" office:value="0" calcext:value-type="float">
            <text:p>0</text:p>
          </table:table-cell>
          <table:table-cell table:formula="of:=[.N18]/(1000*60*60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SUM([.D2:.D18])" office:value-type="float" office:value="274451" calcext:value-type="float">
            <text:p>274,451</text:p>
          </table:table-cell>
          <table:table-cell table:formula="of:=SUM([.E2:.E18])" office:value-type="float" office:value="12755287" calcext:value-type="float">
            <text:p>12,755,287</text:p>
          </table:table-cell>
          <table:table-cell table:formula="of:=SUM([.F2:.F18])" office:value-type="float" office:value="252015" calcext:value-type="float">
            <text:p>252,015</text:p>
          </table:table-cell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3" table:formula="of:=[.D19]/(1000*60)" office:value-type="float" office:value="4.57418333333333" calcext:value-type="float">
            <text:p>4.57</text:p>
          </table:table-cell>
          <table:table-cell table:style-name="ce3" table:formula="of:=[.E19]/(1000*60*60)" office:value-type="float" office:value="3.54313527777778" calcext:value-type="float">
            <text:p>3.54</text:p>
          </table:table-cell>
          <table:table-cell table:style-name="ce3" table:formula="of:=[.F19]/(1000*60)" office:value-type="float" office:value="4.20025" calcext:value-type="float">
            <text:p>4.20</text:p>
          </table:table-cell>
          <table:table-cell table:style-name="Default" table:number-columns-repeated="5"/>
          <table:table-cell/>
          <table:table-cell table:style-name="Default" table:number-columns-repeated="3"/>
        </table:table-row>
      </table:table>
      <table:table table:name="datasets" table:style-name="ta1">
        <table:table-column table:style-name="co1" table:default-cell-style-name="Default"/>
        <table:table-column table:style-name="co14" table:default-cell-style-name="ce2"/>
        <table:table-column table:style-name="co15" table:default-cell-style-name="ce2"/>
        <table:table-column table:style-name="co12" table:number-columns-repeated="2" table:default-cell-style-name="ce2"/>
        <table:table-row table:style-name="ro1">
          <table:table-cell/>
          <table:table-cell table:style-name="Default" office:value-type="string" calcext:value-type="string">
            <text:p>Base Facts</text:p>
          </table:table-cell>
          <table:table-cell office:value-type="string" calcext:value-type="string">
            <text:p>Inequality Facts</text:p>
          </table:table-cell>
          <table:table-cell office:value-type="string" calcext:value-type="string">
            <text:p>Order Facts</text:p>
          </table:table-cell>
          <table:table-cell table:style-name="Default" office:value-type="string" calcext:value-type="string">
            <text:p>Total facts</text:p>
          </table:table-cell>
        </table:table-row>
        <table:table-row table:style-name="ro1">
          <table:table-cell table:formula="of:=[$data.A2]" office:value-type="string" office:string-value="Property scope" calcext:value-type="string">
            <text:p>Property scope</text:p>
          </table:table-cell>
          <table:table-cell table:formula="of:=SUM([.B20:.B22])" office:value-type="float" office:value="3634935" calcext:value-type="float">
            <text:p>3,634,9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D2])" office:value-type="float" office:value="3634935" calcext:value-type="float">
            <text:p>3,634,935</text:p>
          </table:table-cell>
        </table:table-row>
        <table:table-row table:style-name="ro1">
          <table:table-cell table:formula="of:=[$data.A3]" office:value-type="string" office:string-value="Conflicts with" calcext:value-type="string">
            <text:p>Conflicts with</text:p>
          </table:table-cell>
          <table:table-cell table:formula="of:=SUM([.B20])" office:value-type="float" office:value="1025762" calcext:value-type="float">
            <text:p>1,025,7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D3])" office:value-type="float" office:value="1025762" calcext:value-type="float">
            <text:p>1,025,762</text:p>
          </table:table-cell>
        </table:table-row>
        <table:table-row table:style-name="ro1">
          <table:table-cell table:formula="of:=[$data.A4]" office:value-type="string" office:string-value="Allowed entity type" calcext:value-type="string">
            <text:p>Allowed entity type</text:p>
          </table:table-cell>
          <table:table-cell table:formula="of:=SUM([.B20];[.B23];[.B24])" office:value-type="float" office:value="1125762" calcext:value-type="float">
            <text:p>1,125,7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D4])" office:value-type="float" office:value="1125762" calcext:value-type="float">
            <text:p>1,125,762</text:p>
          </table:table-cell>
        </table:table-row>
        <table:table-row table:style-name="ro1">
          <table:table-cell table:formula="of:=[$data.A5]" office:value-type="string" office:string-value="None of" calcext:value-type="string">
            <text:p>None of</text:p>
          </table:table-cell>
          <table:table-cell table:formula="of:=SUM([.B20:.B22])" office:value-type="float" office:value="3634935" calcext:value-type="float">
            <text:p>3,634,9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:.D5])" office:value-type="float" office:value="3634935" calcext:value-type="float">
            <text:p>3,634,935</text:p>
          </table:table-cell>
        </table:table-row>
        <table:table-row table:style-name="ro1">
          <table:table-cell table:formula="of:=[$data.A6]" office:value-type="string" office:string-value="Distinct values" calcext:value-type="string">
            <text:p>Distinct values</text:p>
          </table:table-cell>
          <table:table-cell table:formula="of:=SUM([.B20])" office:value-type="float" office:value="1025762" calcext:value-type="float">
            <text:p>1,025,762</text:p>
          </table:table-cell>
          <table:table-cell office:value-type="float" office:value="7180282" calcext:value-type="float">
            <text:p>7,180,282</text:p>
          </table:table-cell>
          <table:table-cell office:value-type="float" office:value="0" calcext:value-type="float">
            <text:p>0</text:p>
          </table:table-cell>
          <table:table-cell table:formula="of:=SUM([.B6:.D6])" office:value-type="float" office:value="8206044" calcext:value-type="float">
            <text:p>8,206,044</text:p>
          </table:table-cell>
        </table:table-row>
        <table:table-row table:style-name="ro1">
          <table:table-cell table:formula="of:=[$data.A7]" office:value-type="string" office:string-value="Allowed units" calcext:value-type="string">
            <text:p>Allowed units</text:p>
          </table:table-cell>
          <table:table-cell table:formula="of:=SUM([.B20:.B22])" office:value-type="float" office:value="3634935" calcext:value-type="float">
            <text:p>3,634,935</text:p>
          </table:table-cell>
          <table:table-cell office:value-type="float" office:value="51275" calcext:value-type="float">
            <text:p>51,275</text:p>
          </table:table-cell>
          <table:table-cell office:value-type="float" office:value="0" calcext:value-type="float">
            <text:p>0</text:p>
          </table:table-cell>
          <table:table-cell table:formula="of:=SUM([.B7:.D7])" office:value-type="float" office:value="3686210" calcext:value-type="float">
            <text:p>3,686,210</text:p>
          </table:table-cell>
        </table:table-row>
        <table:table-row table:style-name="ro1">
          <table:table-cell table:formula="of:=[$data.A8]" office:value-type="string" office:string-value="Allowed qualifiers" calcext:value-type="string">
            <text:p>Allowed qualifiers</text:p>
          </table:table-cell>
          <table:table-cell table:formula="of:=SUM([.B20:.B21])" office:value-type="float" office:value="1226842" calcext:value-type="float">
            <text:p>1,226,842</text:p>
          </table:table-cell>
          <table:table-cell office:value-type="float" office:value="1207470" calcext:value-type="float">
            <text:p>1,207,470</text:p>
          </table:table-cell>
          <table:table-cell office:value-type="float" office:value="0" calcext:value-type="float">
            <text:p>0</text:p>
          </table:table-cell>
          <table:table-cell table:formula="of:=SUM([.B8:.D8])" office:value-type="float" office:value="2434312" calcext:value-type="float">
            <text:p>2,434,312</text:p>
          </table:table-cell>
        </table:table-row>
        <table:table-row table:style-name="ro1">
          <table:table-cell table:formula="of:=[$data.A9]" office:value-type="string" office:string-value="One-of" calcext:value-type="string">
            <text:p>One-of</text:p>
          </table:table-cell>
          <table:table-cell table:formula="of:=SUM([.B20:.B22])" office:value-type="float" office:value="3634935" calcext:value-type="float">
            <text:p>3,634,935</text:p>
          </table:table-cell>
          <table:table-cell office:value-type="float" office:value="19736529" calcext:value-type="float">
            <text:p>19,736,529</text:p>
          </table:table-cell>
          <table:table-cell office:value-type="float" office:value="0" calcext:value-type="float">
            <text:p>0</text:p>
          </table:table-cell>
          <table:table-cell table:formula="of:=SUM([.B9:.D9])" office:value-type="float" office:value="23371464" calcext:value-type="float">
            <text:p>23,371,464</text:p>
          </table:table-cell>
        </table:table-row>
        <table:table-row table:style-name="ro1">
          <table:table-cell table:formula="of:=[$data.A10]" office:value-type="string" office:string-value="One-of qualifier value" calcext:value-type="string">
            <text:p>One-of qualifier value</text:p>
          </table:table-cell>
          <table:table-cell table:formula="of:=SUM([.B20:.B21])" office:value-type="float" office:value="1226842" calcext:value-type="float">
            <text:p>1,226,842</text:p>
          </table:table-cell>
          <table:table-cell office:value-type="float" office:value="434118" calcext:value-type="float">
            <text:p>434,118</text:p>
          </table:table-cell>
          <table:table-cell office:value-type="float" office:value="0" calcext:value-type="float">
            <text:p>0</text:p>
          </table:table-cell>
          <table:table-cell table:formula="of:=SUM([.B10:.D10])" office:value-type="float" office:value="1660960" calcext:value-type="float">
            <text:p>1,660,960</text:p>
          </table:table-cell>
        </table:table-row>
        <table:table-row table:style-name="ro1">
          <table:table-cell table:formula="of:=[$data.A11]" office:value-type="string" office:string-value="Item requires statement" calcext:value-type="string">
            <text:p>Item requires statement</text:p>
          </table:table-cell>
          <table:table-cell table:formula="of:=SUM([.B20])" office:value-type="float" office:value="1025762" calcext:value-type="float">
            <text:p>1,025,762</text:p>
          </table:table-cell>
          <table:table-cell office:value-type="float" office:value="10854735" calcext:value-type="float">
            <text:p>10,854,735</text:p>
          </table:table-cell>
          <table:table-cell table:formula="of:=SUM([.D20])" office:value-type="float" office:value="1121826" calcext:value-type="float">
            <text:p>1,121,826</text:p>
          </table:table-cell>
          <table:table-cell table:formula="of:=SUM([.B11:.D11])" office:value-type="float" office:value="13002323" calcext:value-type="float">
            <text:p>13,002,323</text:p>
          </table:table-cell>
        </table:table-row>
        <table:table-row table:style-name="ro1">
          <table:table-cell table:formula="of:=[$data.A12]" office:value-type="string" office:string-value="Value requires statement" calcext:value-type="string">
            <text:p>Value requires statement</text:p>
          </table:table-cell>
          <table:table-cell table:formula="of:=SUM([.B20])" office:value-type="float" office:value="1025762" calcext:value-type="float">
            <text:p>1,025,762</text:p>
          </table:table-cell>
          <table:table-cell office:value-type="float" office:value="10848656" calcext:value-type="float">
            <text:p>10,848,656</text:p>
          </table:table-cell>
          <table:table-cell table:formula="of:=SUM([.D20])" office:value-type="float" office:value="1121826" calcext:value-type="float">
            <text:p>1,121,826</text:p>
          </table:table-cell>
          <table:table-cell table:formula="of:=SUM([.B12:.D12])" office:value-type="float" office:value="12996244" calcext:value-type="float">
            <text:p>12,996,244</text:p>
          </table:table-cell>
        </table:table-row>
        <table:table-row table:style-name="ro1">
          <table:table-cell table:formula="of:=[$data.A13]" office:value-type="string" office:string-value="Inverse" calcext:value-type="string">
            <text:p>Inverse</text:p>
          </table:table-cell>
          <table:table-cell table:formula="of:=SUM([.B20])" office:value-type="float" office:value="1025762" calcext:value-type="float">
            <text:p>1,025,762</text:p>
          </table:table-cell>
          <table:table-cell office:value-type="float" office:value="12156381" calcext:value-type="float">
            <text:p>12,156,381</text:p>
          </table:table-cell>
          <table:table-cell table:formula="of:=SUM([.D20])" office:value-type="float" office:value="1121826" calcext:value-type="float">
            <text:p>1,121,826</text:p>
          </table:table-cell>
          <table:table-cell table:formula="of:=SUM([.B13:.D13])" office:value-type="float" office:value="14303969" calcext:value-type="float">
            <text:p>14,303,969</text:p>
          </table:table-cell>
        </table:table-row>
        <table:table-row table:style-name="ro1">
          <table:table-cell table:formula="of:=[$data.A14]" office:value-type="string" office:string-value="Symmetric" calcext:value-type="string">
            <text:p>Symmetric</text:p>
          </table:table-cell>
          <table:table-cell table:formula="of:=SUM([.B20])" office:value-type="float" office:value="1025762" calcext:value-type="float">
            <text:p>1,025,762</text:p>
          </table:table-cell>
          <table:table-cell office:value-type="float" office:value="17002248" calcext:value-type="float">
            <text:p>17,002,248</text:p>
          </table:table-cell>
          <table:table-cell table:formula="of:=SUM([.D20])" office:value-type="float" office:value="1121826" calcext:value-type="float">
            <text:p>1,121,826</text:p>
          </table:table-cell>
          <table:table-cell table:formula="of:=SUM([.B14:.D14])" office:value-type="float" office:value="19149836" calcext:value-type="float">
            <text:p>19,149,836</text:p>
          </table:table-cell>
        </table:table-row>
        <table:table-row table:style-name="ro1">
          <table:table-cell table:formula="of:=[$data.A15]" office:value-type="string" office:string-value="Multi-value" calcext:value-type="string">
            <text:p>Multi-value</text:p>
          </table:table-cell>
          <table:table-cell table:formula="of:=SUM([.B20])" office:value-type="float" office:value="1025762" calcext:value-type="float">
            <text:p>1,025,762</text:p>
          </table:table-cell>
          <table:table-cell office:value-type="float" office:value="6001202" calcext:value-type="float">
            <text:p>6,001,202</text:p>
          </table:table-cell>
          <table:table-cell table:formula="of:=SUM([.D20])" office:value-type="float" office:value="1121826" calcext:value-type="float">
            <text:p>1,121,826</text:p>
          </table:table-cell>
          <table:table-cell table:formula="of:=SUM([.B15:.D15])" office:value-type="float" office:value="8148790" calcext:value-type="float">
            <text:p>8,148,790</text:p>
          </table:table-cell>
        </table:table-row>
        <table:table-row table:style-name="ro1">
          <table:table-cell table:formula="of:=[$data.A16]" office:value-type="string" office:string-value="Single value" calcext:value-type="string">
            <text:p>Single value</text:p>
          </table:table-cell>
          <table:table-cell table:formula="of:=SUM([.B20:.B22])" office:value-type="float" office:value="3634935" calcext:value-type="float">
            <text:p>3,634,935</text:p>
          </table:table-cell>
          <table:table-cell office:value-type="float" office:value="7614662" calcext:value-type="float">
            <text:p>7,614,662</text:p>
          </table:table-cell>
          <table:table-cell table:formula="of:=SUM([.D21])" office:value-type="float" office:value="389206" calcext:value-type="float">
            <text:p>389,206</text:p>
          </table:table-cell>
          <table:table-cell table:formula="of:=SUM([.B16:.D16])" office:value-type="float" office:value="11638803" calcext:value-type="float">
            <text:p>11,638,803</text:p>
          </table:table-cell>
        </table:table-row>
        <table:table-row table:style-name="ro1">
          <table:table-cell table:formula="of:=[$data.A17]" office:value-type="string" office:string-value="Mandatory qualifier" calcext:value-type="string">
            <text:p>Mandatory qualifier</text:p>
          </table:table-cell>
          <table:table-cell table:formula="of:=SUM([.B20:.B21])" office:value-type="float" office:value="1226842" calcext:value-type="float">
            <text:p>1,226,842</text:p>
          </table:table-cell>
          <table:table-cell office:value-type="float" office:value="1205887" calcext:value-type="float">
            <text:p>1,205,887</text:p>
          </table:table-cell>
          <table:table-cell table:formula="of:=SUM([.D21])" office:value-type="float" office:value="389206" calcext:value-type="float">
            <text:p>389,206</text:p>
          </table:table-cell>
          <table:table-cell table:formula="of:=SUM([.B17:.D17])" office:value-type="float" office:value="2821935" calcext:value-type="float">
            <text:p>2,821,935</text:p>
          </table:table-cell>
        </table:table-row>
        <table:table-row table:style-name="ro1">
          <table:table-cell table:formula="of:=[$data.A18]" office:value-type="string" office:string-value="Single best value" calcext:value-type="string">
            <text:p>Single best value</text:p>
          </table:table-cell>
          <table:table-cell table:formula="of:=SUM([.B20:.B22];[.B26])" office:value-type="float" office:value="4660697" calcext:value-type="float">
            <text:p>4,660,697</text:p>
          </table:table-cell>
          <table:table-cell office:value-type="float" office:value="7614388" calcext:value-type="float">
            <text:p>7,614,388</text:p>
          </table:table-cell>
          <table:table-cell table:formula="of:=SUM([.D21])" office:value-type="float" office:value="389206" calcext:value-type="float">
            <text:p>389,206</text:p>
          </table:table-cell>
          <table:table-cell table:formula="of:=SUM([.B18:.D18])" office:value-type="float" office:value="12664291" calcext:value-type="float">
            <text:p>12,664,291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statement</text:p>
          </table:table-cell>
          <table:table-cell office:value-type="float" office:value="1025762" calcext:value-type="float">
            <text:p>1,025,762</text:p>
          </table:table-cell>
          <table:table-cell table:style-name="Default" office:value-type="string" calcext:value-type="string">
            <text:p>statement order</text:p>
          </table:table-cell>
          <table:table-cell table:formula="of:=SUM([.B27:.B29])" office:value-type="float" office:value="1121826" calcext:value-type="float">
            <text:p>1,121,826</text:p>
          </table:table-cell>
          <table:table-cell table:style-name="Default"/>
        </table:table-row>
        <table:table-row table:style-name="ro1">
          <table:table-cell office:value-type="string" calcext:value-type="string">
            <text:p>qualifier</text:p>
          </table:table-cell>
          <table:table-cell office:value-type="float" office:value="201080" calcext:value-type="float">
            <text:p>201,080</text:p>
          </table:table-cell>
          <table:table-cell table:style-name="Default" office:value-type="string" calcext:value-type="string">
            <text:p>qualifier order</text:p>
          </table:table-cell>
          <table:table-cell table:formula="of:=SUM([.B30:.B32])" office:value-type="float" office:value="389206" calcext:value-type="float">
            <text:p>389,206</text:p>
          </table:table-cell>
          <table:table-cell table:style-name="Default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2408093" calcext:value-type="float">
            <text:p>2,408,093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items</text:p>
          </table:table-cell>
          <table:table-cell office:value-type="float" office:value="99994" calcext:value-type="float">
            <text:p>99,994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operties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units</text:p>
          </table:table-cell>
          <table:table-cell office:value-type="float" office:value="17230" calcext:value-type="float">
            <text:p>17,23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1025762" calcext:value-type="float">
            <text:p>1,025,762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96064" calcext:value-type="float">
            <text:p>96,064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929698" calcext:value-type="float">
            <text:p>929,698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96064" calcext:value-type="float">
            <text:p>96,064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firstQualifier</text:p>
          </table:table-cell>
          <table:table-cell office:value-type="float" office:value="188126" calcext:value-type="float">
            <text:p>188,126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nextQualifier</text:p>
          </table:table-cell>
          <table:table-cell office:value-type="float" office:value="12954" calcext:value-type="float">
            <text:p>12,954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lastQualifier</text:p>
          </table:table-cell>
          <table:table-cell office:value-type="float" office:value="188126" calcext:value-type="float">
            <text:p>188,126</text:p>
          </table:table-cell>
          <table:table-cell table:style-name="Default" table:number-columns-repeated="3"/>
        </table:table-row>
      </table:table>
      <table:table table:name="sorting" table:style-name="ta1">
        <table:table-column table:style-name="co1" table:default-cell-style-name="Default"/>
        <table:table-column table:style-name="co16" table:default-cell-style-name="ce2"/>
        <table:table-column table:style-name="co17" table:default-cell-style-name="ce2"/>
        <table:table-row table:style-name="ro1">
          <table:table-cell/>
          <table:table-cell table:style-name="Default" office:value-type="string" calcext:value-type="string">
            <text:p>Total time</text:p>
          </table:table-cell>
          <table:table-cell table:style-name="Default" office:value-type="string" calcext:value-type="string">
            <text:p>Total time with predicate sorting</text:p>
          </table:table-cell>
        </table:table-row>
        <table:table-row table:style-name="ro1">
          <table:table-cell table:formula="of:=[$data.A2]" office:value-type="string" office:string-value="Property scope" calcext:value-type="string">
            <text:p>Property scope</text:p>
          </table:table-cell>
          <table:table-cell office:value-type="float" office:value="13260" calcext:value-type="float">
            <text:p>13,260</text:p>
          </table:table-cell>
          <table:table-cell office:value-type="float" office:value="12822" calcext:value-type="float">
            <text:p>12,822</text:p>
          </table:table-cell>
        </table:table-row>
        <table:table-row table:style-name="ro1">
          <table:table-cell table:formula="of:=[$data.A3]" office:value-type="string" office:string-value="Conflicts with" calcext:value-type="string">
            <text:p>Conflicts with</text:p>
          </table:table-cell>
          <table:table-cell office:value-type="float" office:value="13651" calcext:value-type="float">
            <text:p>13,651</text:p>
          </table:table-cell>
          <table:table-cell office:value-type="float" office:value="17769" calcext:value-type="float">
            <text:p>17,769</text:p>
          </table:table-cell>
        </table:table-row>
        <table:table-row table:style-name="ro1">
          <table:table-cell table:formula="of:=[$data.A4]" office:value-type="string" office:string-value="Allowed entity type" calcext:value-type="string">
            <text:p>Allowed entity type</text:p>
          </table:table-cell>
          <table:table-cell office:value-type="float" office:value="5640" calcext:value-type="float">
            <text:p>5,640</text:p>
          </table:table-cell>
          <table:table-cell office:value-type="float" office:value="5381" calcext:value-type="float">
            <text:p>5,381</text:p>
          </table:table-cell>
        </table:table-row>
        <table:table-row table:style-name="ro1">
          <table:table-cell table:formula="of:=[$data.A5]" office:value-type="string" office:string-value="None of" calcext:value-type="string">
            <text:p>None of</text:p>
          </table:table-cell>
          <table:table-cell office:value-type="float" office:value="11431" calcext:value-type="float">
            <text:p>11,431</text:p>
          </table:table-cell>
          <table:table-cell office:value-type="float" office:value="11195" calcext:value-type="float">
            <text:p>11,195</text:p>
          </table:table-cell>
        </table:table-row>
        <table:table-row table:style-name="ro1">
          <table:table-cell table:formula="of:=[$data.A6]" office:value-type="string" office:string-value="Distinct values" calcext:value-type="string">
            <text:p>Distinct values</text:p>
          </table:table-cell>
          <table:table-cell office:value-type="float" office:value="4511103" calcext:value-type="float">
            <text:p>4,511,103</text:p>
          </table:table-cell>
          <table:table-cell office:value-type="float" office:value="4507224" calcext:value-type="float">
            <text:p>4,507,224</text:p>
          </table:table-cell>
        </table:table-row>
        <table:table-row table:style-name="ro1">
          <table:table-cell table:formula="of:=[$data.A7]" office:value-type="string" office:string-value="Allowed units" calcext:value-type="string">
            <text:p>Allowed units</text:p>
          </table:table-cell>
          <table:table-cell office:value-type="float" office:value="25615" calcext:value-type="float">
            <text:p>25,615</text:p>
          </table:table-cell>
          <table:table-cell office:value-type="float" office:value="24865" calcext:value-type="float">
            <text:p>24,865</text:p>
          </table:table-cell>
        </table:table-row>
        <table:table-row table:style-name="ro1">
          <table:table-cell table:formula="of:=[$data.A8]" office:value-type="string" office:string-value="Allowed qualifiers" calcext:value-type="string">
            <text:p>Allowed qualifiers</text:p>
          </table:table-cell>
          <table:table-cell office:value-type="float" office:value="27883" calcext:value-type="float">
            <text:p>27,883</text:p>
          </table:table-cell>
          <table:table-cell office:value-type="float" office:value="25376" calcext:value-type="float">
            <text:p>25,376</text:p>
          </table:table-cell>
        </table:table-row>
        <table:table-row table:style-name="ro1">
          <table:table-cell table:formula="of:=[$data.A9]" office:value-type="string" office:string-value="One-of" calcext:value-type="string">
            <text:p>One-of</text:p>
          </table:table-cell>
          <table:table-cell office:value-type="float" office:value="154963" calcext:value-type="float">
            <text:p>154,963</text:p>
          </table:table-cell>
          <table:table-cell office:value-type="float" office:value="155067" calcext:value-type="float">
            <text:p>155,067</text:p>
          </table:table-cell>
        </table:table-row>
        <table:table-row table:style-name="ro1">
          <table:table-cell table:formula="of:=[$data.A10]" office:value-type="string" office:string-value="One-of qualifier value" calcext:value-type="string">
            <text:p>One-of qualifier value</text:p>
          </table:table-cell>
          <table:table-cell office:value-type="float" office:value="26556" calcext:value-type="float">
            <text:p>26,556</text:p>
          </table:table-cell>
          <table:table-cell office:value-type="float" office:value="26774" calcext:value-type="float">
            <text:p>26,774</text:p>
          </table:table-cell>
        </table:table-row>
        <table:table-row table:style-name="ro1">
          <table:table-cell table:formula="of:=[$data.A11]" office:value-type="string" office:string-value="Item requires statement" calcext:value-type="string">
            <text:p>Item requires statement</text:p>
          </table:table-cell>
          <table:table-cell office:value-type="float" office:value="7989001" calcext:value-type="float">
            <text:p>7,989,001</text:p>
          </table:table-cell>
          <table:table-cell office:value-type="float" office:value="7766304" calcext:value-type="float">
            <text:p>7,766,304</text:p>
          </table:table-cell>
        </table:table-row>
        <table:table-row table:style-name="ro1">
          <table:table-cell table:formula="of:=[$data.A12]" office:value-type="string" office:string-value="Value requires statement" calcext:value-type="string">
            <text:p>Value requires statement</text:p>
          </table:table-cell>
          <table:table-cell office:value-type="float" office:value="191032" calcext:value-type="float">
            <text:p>191,032</text:p>
          </table:table-cell>
          <table:table-cell office:value-type="float" office:value="295451" calcext:value-type="float">
            <text:p>295,451</text:p>
          </table:table-cell>
        </table:table-row>
        <table:table-row table:style-name="ro1">
          <table:table-cell table:formula="of:=[$data.A13]" office:value-type="string" office:string-value="Inverse" calcext:value-type="string">
            <text:p>Inverse</text:p>
          </table:table-cell>
          <table:table-cell office:value-type="float" office:value="62952" calcext:value-type="float">
            <text:p>62,952</text:p>
          </table:table-cell>
          <table:table-cell office:value-type="float" office:value="69723" calcext:value-type="float">
            <text:p>69,723</text:p>
          </table:table-cell>
        </table:table-row>
        <table:table-row table:style-name="ro1">
          <table:table-cell table:formula="of:=[$data.A14]" office:value-type="string" office:string-value="Symmetric" calcext:value-type="string">
            <text:p>Symmetric</text:p>
          </table:table-cell>
          <table:table-cell office:value-type="float" office:value="170668" calcext:value-type="float">
            <text:p>170,668</text:p>
          </table:table-cell>
          <table:table-cell office:value-type="float" office:value="165096" calcext:value-type="float">
            <text:p>165,096</text:p>
          </table:table-cell>
        </table:table-row>
        <table:table-row table:style-name="ro1">
          <table:table-cell table:formula="of:=[$data.A15]" office:value-type="string" office:string-value="Multi-value" calcext:value-type="string">
            <text:p>Multi-value</text:p>
          </table:table-cell>
          <table:table-cell office:value-type="float" office:value="141974" calcext:value-type="float">
            <text:p>141,974</text:p>
          </table:table-cell>
          <table:table-cell office:value-type="float" office:value="94797" calcext:value-type="float">
            <text:p>94,797</text:p>
          </table:table-cell>
        </table:table-row>
        <table:table-row table:style-name="ro1">
          <table:table-cell table:formula="of:=[$data.A16]" office:value-type="string" office:string-value="Single value" calcext:value-type="string">
            <text:p>Single value</text:p>
          </table:table-cell>
          <table:table-cell office:value-type="float" office:value="7422564" calcext:value-type="float">
            <text:p>7,422,564</text:p>
          </table:table-cell>
          <table:table-cell office:value-type="float" office:value="8082794" calcext:value-type="float">
            <text:p>8,082,794</text:p>
          </table:table-cell>
        </table:table-row>
        <table:table-row table:style-name="ro1">
          <table:table-cell table:formula="of:=[$data.A17]" office:value-type="string" office:string-value="Mandatory qualifier" calcext:value-type="string">
            <text:p>Mandatory qualifier</text:p>
          </table:table-cell>
          <table:table-cell office:value-type="float" office:value="40873" calcext:value-type="float">
            <text:p>40,873</text:p>
          </table:table-cell>
          <table:table-cell office:value-type="float" office:value="41553" calcext:value-type="float">
            <text:p>41,553</text:p>
          </table:table-cell>
        </table:table-row>
        <table:table-row table:style-name="ro1">
          <table:table-cell table:formula="of:=[$data.A18]" office:value-type="string" office:string-value="Single best value" calcext:value-type="string">
            <text:p>Single best value</text:p>
          </table:table-cell>
          <table:table-cell office:value-type="float" office:value="61081" calcext:value-type="float">
            <text:p>61,081</text:p>
          </table:table-cell>
          <table:table-cell office:value-type="float" office:value="47723" calcext:value-type="float">
            <text:p>47,723</text:p>
          </table:table-cell>
        </table:table-row>
      </table:table>
      <table:table table:name="charts" table:style-name="ta1">
        <table:shapes>
          <draw:frame draw:z-index="0" draw:style-name="gr1" draw:text-style-name="P1" svg:width="159.99mm" svg:height="89.99mm" svg:x="0.01mm" svg:y="90.32mm">
            <loext:p draw:notify-on-update-of-ranges="datasets.A2:datasets.A18 datasets.B1:datasets.B1 datasets.B2:datasets.B18 datasets.C1:datasets.C1 datasets.C2:datasets.C18 datasets.D1:datasets.D1 datasets.D2:datasets.D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19.67mm" svg:y="90.32mm">
            <loext:p draw:notify-on-update-of-ranges="data.A2:data.A18 data.C1:data.C1 data.C2:data.C18 data.M1:data.M1 data.M2:data.M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160.05mm" svg:y="90.32mm">
            <loext:p draw:notify-on-update-of-ranges="data.A2:data.A18 data.I1:data.I1 data.I2:data.I18 data.J1:data.J1 data.J2:data.J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0.01mm" svg:y="0.01mm">
            <loext:p draw:notify-on-update-of-ranges="data.A2:data.A18 data.N1:data.N1 data.N2:data.N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159.99mm" svg:height="89.99mm" svg:x="160.05mm" svg:y="0.01mm">
            <loext:p draw:notify-on-update-of-ranges="data.A2:data.A18 data.D1:data.D1 data.D2:data.D18 data.E1:data.E1 data.E2:data.E18 data.F1:data.F1 data.F2:data.F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0.01mm" svg:y="180.62mm">
            <loext:p draw:notify-on-update-of-ranges="data.A2:data.A18 data.D1:data.D1 data.D2:data.D18 datasets.E1:datasets.E1 datasets.E2:datasets.E1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59.05mm" svg:y="180.63mm">
            <loext:p draw:notify-on-update-of-ranges="data.A2:data.A18 data.H1:data.H1 data.H2:data.H1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159.99mm" svg:height="89.99mm" svg:x="320.1mm" svg:y="180.63mm">
            <loext:p draw:notify-on-update-of-ranges="data.A2:data.A18 data.F1:data.F1 data.F2:data.F18 data.C1:data.C1 data.C2:data.C18 data.H1:data.H1 data.H2:data.H1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8" draw:style-name="gr1" draw:text-style-name="P1" svg:width="159.99mm" svg:height="89.99mm" svg:x="0.01mm" svg:y="270.94mm">
            <loext:p draw:notify-on-update-of-ranges="sorting.A2:sorting.A18 sorting.B1:sorting.B1 sorting.B2:sorting.B18 sorting.C1:sorting.C1 sorting.C2:sorting.C1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'file:///home/adrian/workspace/java/WCD/thesis/result/summary.ods'#1000" table:print="false" table:style-name="ta_extref">
        <table:table-source xlink:type="simple" xlink:href="../summary.ods" table:table-name="1000" table:mode="copy-results-only"/>
        <table:table-column/>
        <table:table-row>
          <table:table-cell table:style-name="ce1" office:value-type="string">
            <text:p>Name</text:p>
          </table:table-cell>
        </table:table-row>
        <table:table-row>
          <table:table-cell table:style-name="ce1" office:value-type="string">
            <text:p>Scope</text:p>
          </table:table-cell>
        </table:table-row>
        <table:table-row>
          <table:table-cell table:style-name="ce1" office:value-type="string">
            <text:p>Conflicts with</text:p>
          </table:table-cell>
        </table:table-row>
        <table:table-row>
          <table:table-cell table:style-name="ce1" office:value-type="string">
            <text:p>Allowed entity type</text:p>
          </table:table-cell>
        </table:table-row>
        <table:table-row>
          <table:table-cell table:style-name="ce1" office:value-type="string">
            <text:p>None of</text:p>
          </table:table-cell>
        </table:table-row>
        <table:table-row>
          <table:table-cell table:style-name="ce1" office:value-type="string">
            <text:p>Distinct values</text:p>
          </table:table-cell>
        </table:table-row>
        <table:table-row>
          <table:table-cell table:style-name="ce1" office:value-type="string">
            <text:p>Allowed units</text:p>
          </table:table-cell>
        </table:table-row>
        <table:table-row>
          <table:table-cell table:style-name="ce1" office:value-type="string">
            <text:p>Allowed qualifiers</text:p>
          </table:table-cell>
        </table:table-row>
        <table:table-row>
          <table:table-cell table:style-name="ce1" office:value-type="string">
            <text:p>One-of</text:p>
          </table:table-cell>
        </table:table-row>
        <table:table-row>
          <table:table-cell table:style-name="ce1" office:value-type="string">
            <text:p>One-of qualifier value</text:p>
          </table:table-cell>
        </table:table-row>
        <table:table-row>
          <table:table-cell table:style-name="ce1" office:value-type="string">
            <text:p>Item requires statement</text:p>
          </table:table-cell>
        </table:table-row>
        <table:table-row>
          <table:table-cell table:style-name="ce1" office:value-type="string">
            <text:p>Value requires statement</text:p>
          </table:table-cell>
        </table:table-row>
        <table:table-row>
          <table:table-cell table:style-name="ce1" office:value-type="string">
            <text:p>Inverse</text:p>
          </table:table-cell>
        </table:table-row>
        <table:table-row>
          <table:table-cell table:style-name="ce1" office:value-type="string">
            <text:p>Symmetric</text:p>
          </table:table-cell>
        </table:table-row>
        <table:table-row>
          <table:table-cell table:style-name="ce1" office:value-type="string">
            <text:p>Multi-value</text:p>
          </table:table-cell>
        </table:table-row>
        <table:table-row>
          <table:table-cell table:style-name="ce1" office:value-type="string">
            <text:p>Single value</text:p>
          </table:table-cell>
        </table:table-row>
        <table:table-row>
          <table:table-cell table:style-name="ce1" office:value-type="string">
            <text:p>Mandatory qualifier</text:p>
          </table:table-cell>
        </table:table-row>
        <table:table-row>
          <table:table-cell table:style-name="ce1" office:value-type="string">
            <text:p>Single best 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21T20:23:00.039637476</dc:date>
    <meta:editing-duration>PT1H27M33S</meta:editing-duration>
    <meta:editing-cycles>7</meta:editing-cycles>
    <meta:document-statistic meta:table-count="4" meta:cell-count="40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4.152cm" svg:y="0.185cm" style:legend-expansion="wide" chart:style-name="ch2"/>
        <chart:plot-area chart:style-name="ch3" table:cell-range-address="datasets.A1:datasets.D18" chart:data-source-has-labels="both" svg:x="1.331cm" svg:y="0.963cm" svg:width="14.349cm" svg:height="7.857cm">
          <chartooo:coordinate-region svg:x="3.275cm" svg:y="0.963cm" svg:width="12.405cm" svg:height="4.433cm"/>
          <chart:axis chart:dimension="x" chart:name="primary-x" chart:style-name="ch4" chartooo:axis-type="auto">
            <chartooo:date-scale/>
            <chart:categories table:cell-range-address="datasets.A2:datasets.A18"/>
          </chart:axis>
          <chart:axis chart:dimension="y" chart:name="primary-y" chart:style-name="ch5">
            <chart:title svg:x="0.451cm" svg:y="6.073cm" chart:style-name="ch6">
              <text:p>Number of facts</text:p>
            </chart:title>
            <chart:grid chart:style-name="ch7" chart:class="major"/>
          </chart:axis>
          <chart:series chart:style-name="ch8" chart:values-cell-range-address="datasets.B2:datasets.B18" chart:label-cell-address="datasets.B1:datasets.B1" chart:class="chart:bar">
            <chart:data-point chart:repeated="17"/>
          </chart:series>
          <chart:series chart:style-name="ch9" chart:values-cell-range-address="datasets.C2:datasets.C18" chart:label-cell-address="datasets.C1:datasets.C1" chart:class="chart:bar">
            <chart:data-point chart:repeated="17"/>
          </chart:series>
          <chart:series chart:style-name="ch10" chart:values-cell-range-address="datasets.D2:datasets.D18" chart:label-cell-address="datasets.D1:datasets.D1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 Facts</text:p>
                <draw:g>
                  <svg:desc>datasets.B1:datasets.B1</svg:desc>
                </draw:g>
              </table:table-cell>
              <table:table-cell office:value-type="string">
                <text:p>Inequality Facts</text:p>
                <draw:g>
                  <svg:desc>datasets.C1:datasets.C1</svg:desc>
                </draw:g>
              </table:table-cell>
              <table:table-cell office:value-type="string">
                <text:p>Order Facts</text:p>
                <draw:g>
                  <svg:desc>datasets.D1:datase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perty scope</text:p>
                <draw:g>
                  <svg:desc>datasets.A2:datasets.A18</svg:desc>
                </draw:g>
              </table:table-cell>
              <table:table-cell office:value-type="float" office:value="3634935">
                <text:p>3634935</text:p>
                <draw:g>
                  <svg:desc>datasets.B2:datasets.B18</svg:desc>
                </draw:g>
              </table:table-cell>
              <table:table-cell office:value-type="float" office:value="0">
                <text:p>0</text:p>
                <draw:g>
                  <svg:desc>datasets.C2:datasets.C18</svg:desc>
                </draw:g>
              </table:table-cell>
              <table:table-cell office:value-type="float" office:value="0">
                <text:p>0</text:p>
                <draw:g>
                  <svg:desc>datasets.D2:datasets.D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025762">
                <text:p>1025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1125762">
                <text:p>1125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3634935">
                <text:p>3634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1025762">
                <text:p>1025762</text:p>
              </table:table-cell>
              <table:table-cell office:value-type="float" office:value="7180282">
                <text:p>7180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3634935">
                <text:p>3634935</text:p>
              </table:table-cell>
              <table:table-cell office:value-type="float" office:value="51275">
                <text:p>5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226842">
                <text:p>1226842</text:p>
              </table:table-cell>
              <table:table-cell office:value-type="float" office:value="1207470">
                <text:p>1207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3634935">
                <text:p>3634935</text:p>
              </table:table-cell>
              <table:table-cell office:value-type="float" office:value="19736529">
                <text:p>19736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226842">
                <text:p>1226842</text:p>
              </table:table-cell>
              <table:table-cell office:value-type="float" office:value="434118">
                <text:p>434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025762">
                <text:p>1025762</text:p>
              </table:table-cell>
              <table:table-cell office:value-type="float" office:value="10854735">
                <text:p>10854735</text:p>
              </table:table-cell>
              <table:table-cell office:value-type="float" office:value="1121826">
                <text:p>112182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025762">
                <text:p>1025762</text:p>
              </table:table-cell>
              <table:table-cell office:value-type="float" office:value="10848656">
                <text:p>10848656</text:p>
              </table:table-cell>
              <table:table-cell office:value-type="float" office:value="1121826">
                <text:p>1121826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025762">
                <text:p>1025762</text:p>
              </table:table-cell>
              <table:table-cell office:value-type="float" office:value="12156381">
                <text:p>12156381</text:p>
              </table:table-cell>
              <table:table-cell office:value-type="float" office:value="1121826">
                <text:p>1121826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025762">
                <text:p>1025762</text:p>
              </table:table-cell>
              <table:table-cell office:value-type="float" office:value="17002248">
                <text:p>17002248</text:p>
              </table:table-cell>
              <table:table-cell office:value-type="float" office:value="1121826">
                <text:p>1121826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025762">
                <text:p>1025762</text:p>
              </table:table-cell>
              <table:table-cell office:value-type="float" office:value="6001202">
                <text:p>6001202</text:p>
              </table:table-cell>
              <table:table-cell office:value-type="float" office:value="1121826">
                <text:p>1121826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3634935">
                <text:p>3634935</text:p>
              </table:table-cell>
              <table:table-cell office:value-type="float" office:value="7614662">
                <text:p>7614662</text:p>
              </table:table-cell>
              <table:table-cell office:value-type="float" office:value="389206">
                <text:p>389206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1226842">
                <text:p>1226842</text:p>
              </table:table-cell>
              <table:table-cell office:value-type="float" office:value="1205887">
                <text:p>1205887</text:p>
              </table:table-cell>
              <table:table-cell office:value-type="float" office:value="389206">
                <text:p>389206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4660697">
                <text:p>4660697</text:p>
              </table:table-cell>
              <table:table-cell office:value-type="float" office:value="7614388">
                <text:p>7614388</text:p>
              </table:table-cell>
              <table:table-cell office:value-type="float" office:value="389206">
                <text:p>389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data.A2:data.A18 data.N1:data.N18" chart:data-source-has-labels="both" svg:x="1.331cm" svg:y="0.18cm" svg:width="14.349cm" svg:height="8.64cm">
          <chartooo:coordinate-region svg:x="3.197cm" svg:y="0.18cm" svg:width="12.405cm" svg:height="5.217cm"/>
          <chart:axis chart:dimension="x" chart:name="primary-x" chart:style-name="ch3" chartooo:axis-type="auto">
            <chartooo:date-scale/>
            <chart:categories table:cell-range-address="data.A2:data.A18"/>
          </chart:axis>
          <chart:axis chart:dimension="y" chart:name="primary-y" chart:style-name="ch4">
            <chart:title svg:x="0.451cm" svg:y="5.655cm" chart:style-name="ch5">
              <text:p>Total time in ms</text:p>
            </chart:title>
            <chart:grid chart:style-name="ch6" chart:class="major"/>
          </chart:axis>
          <chart:series chart:style-name="ch7" chart:values-cell-range-address="data.N2:data.N18" chart:label-cell-address="data.N1:data.N1" chart:class="chart:bar">
            <chart:data-point chart:repeated="4"/>
            <chart:data-point chart:style-name="ch8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</text:p>
                <draw:g>
                  <svg:desc>data.N1:data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perty scope</text:p>
                <draw:g>
                  <svg:desc>data.A2:data.A18</svg:desc>
                </draw:g>
              </table:table-cell>
              <table:table-cell office:value-type="float" office:value="11770">
                <text:p>11770</text:p>
                <draw:g>
                  <svg:desc>data.N2:data.N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7128">
                <text:p>17128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10143">
                <text:p>10143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4519573">
                <text:p>4519573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3712">
                <text:p>23712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23047">
                <text:p>23047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141650">
                <text:p>141650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8179346">
                <text:p>817934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92755">
                <text:p>192755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28022">
                <text:p>28022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68282">
                <text:p>6828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54696">
                <text:p>54696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09cm" svg:y="0.185cm" style:legend-expansion="wide" chart:style-name="ch2"/>
        <chart:plot-area chart:style-name="ch3" table:cell-range-address="data.A2:data.A18 data.I1:data.J18" chart:data-source-has-labels="both" svg:x="1.738cm" svg:y="0.763cm" svg:width="13.895cm" svg:height="7.856cm">
          <chartooo:coordinate-region svg:x="3.16cm" svg:y="0.962cm" svg:width="12.473cm" svg:height="4.433cm"/>
          <chart:axis chart:dimension="x" chart:name="primary-x" chart:style-name="ch4" chartooo:axis-type="auto">
            <chartooo:date-scale/>
            <chart:categories table:cell-range-address="data.A2:data.A18"/>
          </chart:axis>
          <chart:axis chart:dimension="y" chart:name="primary-y" chart:style-name="ch5">
            <chart:title svg:x="0.39cm" svg:y="5.92cm" chart:style-name="ch6">
              <text:p>Number of rules</text:p>
            </chart:title>
            <chart:grid chart:style-name="ch7" chart:class="major"/>
          </chart:axis>
          <chart:series chart:style-name="ch8" chart:values-cell-range-address="data.I2:data.I18" chart:label-cell-address="data.I1:data.I1" chart:class="chart:bar">
            <chart:data-point chart:repeated="17"/>
          </chart:series>
          <chart:series chart:style-name="ch9" chart:values-cell-range-address="data.J2:data.J18" chart:label-cell-address="data.J1:data.J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les</text:p>
                <draw:g>
                  <svg:desc>data.I1:data.I1</svg:desc>
                </draw:g>
              </table:table-cell>
              <table:table-cell office:value-type="string">
                <text:p>On-demand rules</text:p>
                <draw:g>
                  <svg:desc>data.J1:data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perty scope</text:p>
                <draw:g>
                  <svg:desc>data.A2:data.A18</svg:desc>
                </draw:g>
              </table:table-cell>
              <table:table-cell office:value-type="float" office:value="2568">
                <text:p>2568</text:p>
                <draw:g>
                  <svg:desc>data.I2:data.I18</svg:desc>
                </draw:g>
              </table:table-cell>
              <table:table-cell office:value-type="float" office:value="0">
                <text:p>0</text:p>
                <draw:g>
                  <svg:desc>data.J2:data.J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814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3078">
                <text:p>3078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101">
                <text:p>1101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15">
                <text:p>31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351">
                <text:p>351</text:p>
              </table:table-cell>
              <table:table-cell office:value-type="float" office:value="4431">
                <text:p>4431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5875">
                <text:p>15875</text:p>
              </table:table-cell>
              <table:table-cell office:value-type="float" office:value="13226">
                <text:p>1322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850">
                <text:p>85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580">
                <text:p>5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70">
                <text:p>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047cm" svg:y="0.185cm" style:legend-expansion="wide" chart:style-name="ch2"/>
        <chart:plot-area chart:style-name="ch3" table:cell-range-address="data.A2:data.A18 data.C1:data.C18 data.M1:data.M18" chart:data-source-has-labels="both" svg:x="1.331cm" svg:y="0.963cm" svg:width="14.349cm" svg:height="7.857cm">
          <chartooo:coordinate-region svg:x="3.197cm" svg:y="0.963cm" svg:width="12.405cm" svg:height="4.433cm"/>
          <chart:axis chart:dimension="x" chart:name="primary-x" chart:style-name="ch4" chartooo:axis-type="auto">
            <chartooo:date-scale/>
            <chart:categories table:cell-range-address="data.A2:data.A18"/>
          </chart:axis>
          <chart:axis chart:dimension="y" chart:name="primary-y" chart:style-name="ch5">
            <chart:title svg:x="0.451cm" svg:y="6.536cm" chart:style-name="ch6">
              <text:p>Number of derivations</text:p>
            </chart:title>
            <chart:grid chart:style-name="ch7" chart:class="major"/>
          </chart:axis>
          <chart:series chart:style-name="ch8" chart:values-cell-range-address="data.C2:data.C18" chart:label-cell-address="data.C1:data.C1" chart:class="chart:bar">
            <chart:data-point chart:repeated="17"/>
          </chart:series>
          <chart:series chart:style-name="ch9" chart:values-cell-range-address="data.M2:data.M18" chart:label-cell-address="data.M1:data.M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olations</text:p>
                <draw:g>
                  <svg:desc>data.C1:data.C1</svg:desc>
                </draw:g>
              </table:table-cell>
              <table:table-cell office:value-type="string">
                <text:p>Additional Derivations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perty scope</text:p>
                <draw:g>
                  <svg:desc>data.A2:data.A18</svg:desc>
                </draw:g>
              </table:table-cell>
              <table:table-cell office:value-type="float" office:value="7556">
                <text:p>7556</text:p>
                <draw:g>
                  <svg:desc>data.C2:data.C18</svg:desc>
                </draw:g>
              </table:table-cell>
              <table:table-cell office:value-type="float" office:value="0">
                <text:p>0</text:p>
                <draw:g>
                  <svg:desc>data.M2:data.M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79">
                <text:p>79</text:p>
              </table:table-cell>
              <table:table-cell office:value-type="float" office:value="165734">
                <text:p>165734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0245">
                <text:p>10245</text:p>
              </table:table-cell>
              <table:table-cell office:value-type="float" office:value="7765">
                <text:p>7765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63">
                <text:p>363</text:p>
              </table:table-cell>
              <table:table-cell office:value-type="float" office:value="13435">
                <text:p>13435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5">
                <text:p>5</text:p>
              </table:table-cell>
              <table:table-cell office:value-type="float" office:value="5520573">
                <text:p>5520573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0">
                <text:p>0</text:p>
              </table:table-cell>
              <table:table-cell office:value-type="float" office:value="70490">
                <text:p>7049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3636">
                <text:p>3636</text:p>
              </table:table-cell>
              <table:table-cell office:value-type="float" office:value="5685391">
                <text:p>5685391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3">
                <text:p>3</text:p>
              </table:table-cell>
              <table:table-cell office:value-type="float" office:value="5470902">
                <text:p>5470902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0">
                <text:p>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0">
                <text:p>0</text:p>
              </table:table-cell>
              <table:table-cell office:value-type="float" office:value="5468719">
                <text:p>5468719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5">
                <text:p>5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3.941cm" svg:y="0.185cm" style:legend-expansion="wide" chart:style-name="ch2"/>
        <chart:plot-area chart:style-name="ch3" table:cell-range-address="data.A2:data.A18 data.D1:data.F18" chart:data-source-has-labels="both" svg:x="1.331cm" svg:y="0.963cm" svg:width="14.349cm" svg:height="7.857cm">
          <chartooo:coordinate-region svg:x="3.197cm" svg:y="0.963cm" svg:width="12.405cm" svg:height="4.433cm"/>
          <chart:axis chart:dimension="x" chart:name="primary-x" chart:style-name="ch4" chartooo:axis-type="auto">
            <chartooo:date-scale/>
            <chart:categories table:cell-range-address="data.A2:data.A18"/>
          </chart:axis>
          <chart:axis chart:dimension="y" chart:name="primary-y" chart:style-name="ch5">
            <chart:title svg:x="0.451cm" svg:y="5.716cm" chart:style-name="ch6">
              <text:p>Time in ms</text:p>
            </chart:title>
            <chart:grid chart:style-name="ch7" chart:class="major"/>
          </chart:axis>
          <chart:series chart:style-name="ch8" chart:values-cell-range-address="data.D2:data.D18" chart:label-cell-address="data.D1:data.D1" chart:class="chart:bar">
            <chart:data-point chart:repeated="17"/>
          </chart:series>
          <chart:series chart:style-name="ch9" chart:values-cell-range-address="data.E2:data.E18" chart:label-cell-address="data.E1:data.E1" chart:class="chart:bar">
            <chart:data-point chart:repeated="17"/>
          </chart:series>
          <chart:series chart:style-name="ch10" chart:values-cell-range-address="data.F2:data.F18" chart:label-cell-address="data.F1:data.F1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ing time</text:p>
                <draw:g>
                  <svg:desc>data.D1:data.D1</svg:desc>
                </draw:g>
              </table:table-cell>
              <table:table-cell office:value-type="string">
                <text:p>Reasoning time</text:p>
                <draw:g>
                  <svg:desc>data.E1:data.E1</svg:desc>
                </draw:g>
              </table:table-cell>
              <table:table-cell office:value-type="string">
                <text:p>Querying time</text:p>
                <draw:g>
                  <svg:desc>data.F1: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perty scope</text:p>
                <draw:g>
                  <svg:desc>data.A2:data.A18</svg:desc>
                </draw:g>
              </table:table-cell>
              <table:table-cell office:value-type="float" office:value="10187">
                <text:p>10187</text:p>
                <draw:g>
                  <svg:desc>data.D2:data.D18</svg:desc>
                </draw:g>
              </table:table-cell>
              <table:table-cell office:value-type="float" office:value="151">
                <text:p>151</text:p>
                <draw:g>
                  <svg:desc>data.E2:data.E18</svg:desc>
                </draw:g>
              </table:table-cell>
              <table:table-cell office:value-type="float" office:value="1432">
                <text:p>1432</text:p>
                <draw:g>
                  <svg:desc>data.F2:data.F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4637">
                <text:p>4637</text:p>
              </table:table-cell>
              <table:table-cell office:value-type="float" office:value="12466">
                <text:p>124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4574">
                <text:p>4574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9960">
                <text:p>9960</text:p>
              </table:table-cell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17463">
                <text:p>17463</text:p>
              </table:table-cell>
              <table:table-cell office:value-type="float" office:value="4502015">
                <text:p>45020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0509">
                <text:p>10509</text:p>
              </table:table-cell>
              <table:table-cell office:value-type="float" office:value="1955">
                <text:p>1955</text:p>
              </table:table-cell>
              <table:table-cell office:value-type="float" office:value="11248">
                <text:p>11248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6581">
                <text:p>6581</text:p>
              </table:table-cell>
              <table:table-cell office:value-type="float" office:value="16028">
                <text:p>1602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50062">
                <text:p>50062</text:p>
              </table:table-cell>
              <table:table-cell office:value-type="float" office:value="91159">
                <text:p>9115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6914">
                <text:p>6914</text:p>
              </table:table-cell>
              <table:table-cell office:value-type="float" office:value="78">
                <text:p>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33167">
                <text:p>33167</text:p>
              </table:table-cell>
              <table:table-cell office:value-type="float" office:value="7908511">
                <text:p>7908511</text:p>
              </table:table-cell>
              <table:table-cell office:value-type="float" office:value="237668">
                <text:p>237668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33180">
                <text:p>33180</text:p>
              </table:table-cell>
              <table:table-cell office:value-type="float" office:value="159341">
                <text:p>15934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25463">
                <text:p>25463</text:p>
              </table:table-cell>
              <table:table-cell office:value-type="float" office:value="2532">
                <text:p>25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45406">
                <text:p>45406</text:p>
              </table:table-cell>
              <table:table-cell office:value-type="float" office:value="22850">
                <text:p>228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6348">
                <text:p>16348</text:p>
              </table:table-cell>
              <table:table-cell office:value-type="float" office:value="37995">
                <text:p>3799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diamond" chart:symbol-width="0.4cm" chart:symbol-height="0.4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data.A2:data.A18 data.D1:data.D18 datasets.E1:datasets.E18" chart:data-source-has-labels="both" svg:x="0.168cm" svg:y="-0.021cm" svg:width="15.703cm" svg:height="8.636cm">
          <chartooo:coordinate-region svg:x="1.636cm" svg:y="0.178cm" svg:width="12.104cm" svg:height="5.213cm"/>
          <chart:axis chart:dimension="x" chart:name="primary-x" chart:style-name="ch3" chartooo:axis-type="auto">
            <chartooo:date-scale/>
            <chart:categories table:cell-range-address="data.A2:data.A18"/>
          </chart:axis>
          <chart:axis chart:dimension="y" chart:name="primary-y" chart:style-name="ch4">
            <chart:title svg:x="0.204cm" svg:y="5.718cm" chart:style-name="ch5">
              <text:p>Loading time in ms</text:p>
            </chart:title>
            <chart:grid chart:style-name="ch6" chart:class="major"/>
          </chart:axis>
          <chart:axis chart:dimension="y" chart:name="secondary-y" chart:style-name="ch7">
            <chart:title svg:x="15.04cm" svg:y="5.48cm" chart:style-name="ch5">
              <text:p>Number of facts</text:p>
            </chart:title>
          </chart:axis>
          <chart:series chart:attached-axis="primary-y" chart:style-name="ch8" chart:values-cell-range-address="data.D2:data.D18" chart:label-cell-address="data.D1:data.D1" chart:class="chart:bar">
            <chart:data-point chart:repeated="17"/>
          </chart:series>
          <chart:series chart:attached-axis="secondary-y" chart:style-name="ch9" chart:values-cell-range-address="datasets.E2:datasets.E18" chart:label-cell-address="datasets.E1:datasets.E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ing time</text:p>
                <draw:g>
                  <svg:desc>data.D1:data.D1</svg:desc>
                </draw:g>
              </table:table-cell>
              <table:table-cell office:value-type="string">
                <text:p>Total facts</text:p>
                <draw:g>
                  <svg:desc>datasets.E1:dataset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perty scope</text:p>
                <draw:g>
                  <svg:desc>data.A2:data.A18</svg:desc>
                </draw:g>
              </table:table-cell>
              <table:table-cell office:value-type="float" office:value="10187">
                <text:p>10187</text:p>
                <draw:g>
                  <svg:desc>data.D2:data.D18</svg:desc>
                </draw:g>
              </table:table-cell>
              <table:table-cell office:value-type="float" office:value="3634935">
                <text:p>3634935</text:p>
                <draw:g>
                  <svg:desc>datasets.E2:datasets.E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4637">
                <text:p>4637</text:p>
              </table:table-cell>
              <table:table-cell office:value-type="float" office:value="1025762">
                <text:p>1025762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4574">
                <text:p>4574</text:p>
              </table:table-cell>
              <table:table-cell office:value-type="float" office:value="1125762">
                <text:p>1125762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9960">
                <text:p>9960</text:p>
              </table:table-cell>
              <table:table-cell office:value-type="float" office:value="3634935">
                <text:p>3634935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17463">
                <text:p>17463</text:p>
              </table:table-cell>
              <table:table-cell office:value-type="float" office:value="8206044">
                <text:p>8206044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0509">
                <text:p>10509</text:p>
              </table:table-cell>
              <table:table-cell office:value-type="float" office:value="3686210">
                <text:p>3686210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6581">
                <text:p>6581</text:p>
              </table:table-cell>
              <table:table-cell office:value-type="float" office:value="2434312">
                <text:p>2434312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50062">
                <text:p>50062</text:p>
              </table:table-cell>
              <table:table-cell office:value-type="float" office:value="23371464">
                <text:p>23371464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6914">
                <text:p>6914</text:p>
              </table:table-cell>
              <table:table-cell office:value-type="float" office:value="1660960">
                <text:p>166096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33167">
                <text:p>33167</text:p>
              </table:table-cell>
              <table:table-cell office:value-type="float" office:value="13002323">
                <text:p>13002323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33180">
                <text:p>33180</text:p>
              </table:table-cell>
              <table:table-cell office:value-type="float" office:value="12996244">
                <text:p>12996244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25463">
                <text:p>25463</text:p>
              </table:table-cell>
              <table:table-cell office:value-type="float" office:value="14303969">
                <text:p>1430396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45406">
                <text:p>45406</text:p>
              </table:table-cell>
              <table:table-cell office:value-type="float" office:value="19149836">
                <text:p>19149836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6348">
                <text:p>16348</text:p>
              </table:table-cell>
              <table:table-cell office:value-type="float" office:value="8148790">
                <text:p>8148790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NaN">
                <text:p>NaN</text:p>
              </table:table-cell>
              <table:table-cell office:value-type="float" office:value="11638803">
                <text:p>11638803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NaN">
                <text:p>NaN</text:p>
              </table:table-cell>
              <table:table-cell office:value-type="float" office:value="2821935">
                <text:p>2821935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NaN">
                <text:p>NaN</text:p>
              </table:table-cell>
              <table:table-cell office:value-type="float" office:value="12664291">
                <text:p>126642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3">
      <style:chart-properties chart:symbol-type="automatic" chart:symbol-width="0.175cm" chart:symbol-height="0.17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 2" chart:style-name="ch1">
        <chart:legend chart:legend-position="top" svg:x="4.51cm" svg:y="0.185cm" style:legend-expansion="wide" chart:style-name="ch2"/>
        <chart:plot-area chart:style-name="ch3" table:cell-range-address="data.A2:data.A18 data.F1:data.F18 data.C1:data.C18 data.H1:data.H18" chart:data-source-has-labels="both" svg:x="0.401cm" svg:y="0.807cm" svg:width="15.281cm" svg:height="7.805cm">
          <chartooo:coordinate-region svg:x="2.16cm" svg:y="1.006cm" svg:width="11.577cm" svg:height="4.382cm"/>
          <chart:axis chart:dimension="x" chart:name="primary-x" chart:style-name="ch4" chartooo:axis-type="auto">
            <chartooo:date-scale/>
            <chart:categories table:cell-range-address="data.A2:data.A18"/>
          </chart:axis>
          <chart:axis chart:dimension="y" chart:name="primary-y" chart:style-name="ch5">
            <chart:title svg:x="0.067cm" svg:y="5.634cm" chart:style-name="ch6">
              <text:p>Querying time in ms</text:p>
            </chart:title>
            <chart:grid chart:style-name="ch7" chart:class="major"/>
          </chart:axis>
          <chart:axis chart:dimension="y" chart:name="secondary-y" chart:style-name="ch8">
            <chart:title svg:x="15.15cm" svg:y="5.823cm" chart:style-name="ch6">
              <text:p>Number of derivations</text:p>
            </chart:title>
          </chart:axis>
          <chart:series chart:attached-axis="primary-y" chart:style-name="ch9" chart:values-cell-range-address="data.F2:data.F18" chart:label-cell-address="data.F1:data.F1" chart:class="chart:bar">
            <chart:data-point chart:repeated="17"/>
          </chart:series>
          <chart:series chart:attached-axis="secondary-y" chart:style-name="ch10" chart:values-cell-range-address="data.C2:data.C18" chart:label-cell-address="data.C1:data.C1" chart:class="chart:line">
            <chart:data-point chart:repeated="17"/>
          </chart:series>
          <chart:series chart:attached-axis="secondary-y" chart:style-name="ch11" chart:values-cell-range-address="data.H2:data.H18" chart:label-cell-address="data.H1:data.H1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ing time</text:p>
                <draw:g>
                  <svg:desc>data.F1:data.F1</svg:desc>
                </draw:g>
              </table:table-cell>
              <table:table-cell office:value-type="string">
                <text:p>Violations</text:p>
                <draw:g>
                  <svg:desc>data.C1:data.C1</svg:desc>
                </draw:g>
              </table:table-cell>
              <table:table-cell office:value-type="string">
                <text:p>Derivations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perty scope</text:p>
                <draw:g>
                  <svg:desc>data.A2:data.A18</svg:desc>
                </draw:g>
              </table:table-cell>
              <table:table-cell office:value-type="float" office:value="1432">
                <text:p>1432</text:p>
                <draw:g>
                  <svg:desc>data.F2:data.F18</svg:desc>
                </draw:g>
              </table:table-cell>
              <table:table-cell office:value-type="float" office:value="7556">
                <text:p>7556</text:p>
                <draw:g>
                  <svg:desc>data.C2:data.C18</svg:desc>
                </draw:g>
              </table:table-cell>
              <table:table-cell office:value-type="float" office:value="7556">
                <text:p>7556</text:p>
                <draw:g>
                  <svg:desc>data.H2:data.H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25">
                <text:p>25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95">
                <text:p>95</text:p>
              </table:table-cell>
              <table:table-cell office:value-type="float" office:value="79">
                <text:p>79</text:p>
              </table:table-cell>
              <table:table-cell office:value-type="float" office:value="165813">
                <text:p>165813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1248">
                <text:p>11248</text:p>
              </table:table-cell>
              <table:table-cell office:value-type="float" office:value="10245">
                <text:p>10245</text:p>
              </table:table-cell>
              <table:table-cell office:value-type="float" office:value="18010">
                <text:p>18010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438">
                <text:p>438</text:p>
              </table:table-cell>
              <table:table-cell office:value-type="float" office:value="363">
                <text:p>363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429">
                <text:p>429</text:p>
              </table:table-cell>
              <table:table-cell office:value-type="float" office:value="5">
                <text:p>5</text:p>
              </table:table-cell>
              <table:table-cell office:value-type="float" office:value="5520578">
                <text:p>5520578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70490">
                <text:p>7049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237668">
                <text:p>237668</text:p>
              </table:table-cell>
              <table:table-cell office:value-type="float" office:value="3636">
                <text:p>3636</text:p>
              </table:table-cell>
              <table:table-cell office:value-type="float" office:value="5689027">
                <text:p>5689027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234">
                <text:p>234</text:p>
              </table:table-cell>
              <table:table-cell office:value-type="float" office:value="3">
                <text:p>3</text:p>
              </table:table-cell>
              <table:table-cell office:value-type="float" office:value="5470905">
                <text:p>5470905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5468719">
                <text:p>5468719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353">
                <text:p>353</text:p>
              </table:table-cell>
              <table:table-cell office:value-type="float" office:value="5">
                <text:p>5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4.293cm" svg:y="0.185cm" style:legend-expansion="wide" chart:style-name="ch2"/>
        <chart:plot-area chart:style-name="ch3" table:cell-range-address="sorting.A2:sorting.C18 sorting.B1:sorting.C1" chart:data-source-has-labels="both" svg:x="1.331cm" svg:y="0.963cm" svg:width="14.349cm" svg:height="7.857cm">
          <chartooo:coordinate-region svg:x="3.197cm" svg:y="0.963cm" svg:width="12.405cm" svg:height="4.433cm"/>
          <chart:axis chart:dimension="x" chart:name="primary-x" chart:style-name="ch4" chartooo:axis-type="auto">
            <chartooo:date-scale/>
            <chart:categories table:cell-range-address="sorting.A2:sorting.A18"/>
          </chart:axis>
          <chart:axis chart:dimension="y" chart:name="primary-y" chart:style-name="ch5">
            <chart:title svg:x="0.451cm" svg:y="6.046cm" chart:style-name="ch6">
              <text:p>Total time in ms</text:p>
            </chart:title>
            <chart:grid chart:style-name="ch7" chart:class="major"/>
          </chart:axis>
          <chart:series chart:style-name="ch8" chart:values-cell-range-address="sorting.B2:sorting.B18" chart:label-cell-address="sorting.B1:sorting.B1" chart:class="chart:bar">
            <chart:data-point chart:repeated="17"/>
          </chart:series>
          <chart:series chart:style-name="ch9" chart:values-cell-range-address="sorting.C2:sorting.C18" chart:label-cell-address="sorting.C1:sorting.C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</text:p>
                <draw:g>
                  <svg:desc>sorting.B1:sorting.B1</svg:desc>
                </draw:g>
              </table:table-cell>
              <table:table-cell office:value-type="string">
                <text:p>Total time with predicate sorting</text:p>
                <draw:g>
                  <svg:desc>sorting.C1:sort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perty scope</text:p>
                <draw:g>
                  <svg:desc>sorting.A2:sorting.A18</svg:desc>
                </draw:g>
              </table:table-cell>
              <table:table-cell office:value-type="float" office:value="13260">
                <text:p>13260</text:p>
                <draw:g>
                  <svg:desc>sorting.B2:sorting.B18</svg:desc>
                </draw:g>
              </table:table-cell>
              <table:table-cell office:value-type="float" office:value="12822">
                <text:p>12822</text:p>
                <draw:g>
                  <svg:desc>sorting.C2:sorting.C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3651">
                <text:p>13651</text:p>
              </table:table-cell>
              <table:table-cell office:value-type="float" office:value="17769">
                <text:p>17769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5640">
                <text:p>5640</text:p>
              </table:table-cell>
              <table:table-cell office:value-type="float" office:value="5381">
                <text:p>5381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11431">
                <text:p>11431</text:p>
              </table:table-cell>
              <table:table-cell office:value-type="float" office:value="11195">
                <text:p>11195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4511103">
                <text:p>4511103</text:p>
              </table:table-cell>
              <table:table-cell office:value-type="float" office:value="4507224">
                <text:p>4507224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5615">
                <text:p>25615</text:p>
              </table:table-cell>
              <table:table-cell office:value-type="float" office:value="24865">
                <text:p>24865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27883">
                <text:p>27883</text:p>
              </table:table-cell>
              <table:table-cell office:value-type="float" office:value="25376">
                <text:p>25376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154963">
                <text:p>154963</text:p>
              </table:table-cell>
              <table:table-cell office:value-type="float" office:value="155067">
                <text:p>155067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26556">
                <text:p>26556</text:p>
              </table:table-cell>
              <table:table-cell office:value-type="float" office:value="26774">
                <text:p>26774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7989001">
                <text:p>7989001</text:p>
              </table:table-cell>
              <table:table-cell office:value-type="float" office:value="7766304">
                <text:p>7766304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91032">
                <text:p>191032</text:p>
              </table:table-cell>
              <table:table-cell office:value-type="float" office:value="295451">
                <text:p>295451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62952">
                <text:p>62952</text:p>
              </table:table-cell>
              <table:table-cell office:value-type="float" office:value="69723">
                <text:p>69723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70668">
                <text:p>170668</text:p>
              </table:table-cell>
              <table:table-cell office:value-type="float" office:value="165096">
                <text:p>165096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41974">
                <text:p>141974</text:p>
              </table:table-cell>
              <table:table-cell office:value-type="float" office:value="94797">
                <text:p>94797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7422564">
                <text:p>7422564</text:p>
              </table:table-cell>
              <table:table-cell office:value-type="float" office:value="8082794">
                <text:p>8082794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40873">
                <text:p>40873</text:p>
              </table:table-cell>
              <table:table-cell office:value-type="float" office:value="41553">
                <text:p>41553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61081">
                <text:p>61081</text:p>
              </table:table-cell>
              <table:table-cell office:value-type="float" office:value="47723">
                <text:p>4772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data.A2:data.A18 data.H1:data.H18" chart:data-source-has-labels="both" svg:x="1.331cm" svg:y="0.18cm" svg:width="14.349cm" svg:height="8.64cm">
          <chartooo:coordinate-region svg:x="3.197cm" svg:y="0.18cm" svg:width="12.405cm" svg:height="5.217cm"/>
          <chart:axis chart:dimension="x" chart:name="primary-x" chart:style-name="ch3" chartooo:axis-type="auto">
            <chartooo:date-scale/>
            <chart:categories table:cell-range-address="data.A2:data.A18"/>
          </chart:axis>
          <chart:axis chart:dimension="y" chart:name="primary-y" chart:style-name="ch4">
            <chart:title svg:x="0.451cm" svg:y="6.145cm" chart:style-name="ch5">
              <text:p>Number of derivations</text:p>
            </chart:title>
            <chart:grid chart:style-name="ch6" chart:class="major"/>
          </chart:axis>
          <chart:series chart:style-name="ch7" chart:values-cell-range-address="data.H2:data.H18" chart:label-cell-address="data.H1:data.H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rivations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perty scope</text:p>
                <draw:g>
                  <svg:desc>data.A2:data.A18</svg:desc>
                </draw:g>
              </table:table-cell>
              <table:table-cell office:value-type="float" office:value="7556">
                <text:p>7556</text:p>
                <draw:g>
                  <svg:desc>data.H2:data.H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165813">
                <text:p>165813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8010">
                <text:p>18010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5520578">
                <text:p>5520578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70490">
                <text:p>7049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5689027">
                <text:p>5689027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5470905">
                <text:p>5470905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5468719">
                <text:p>5468719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